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3" style:master-page-name="">
      <style:paragraph-properties style:page-number="auto" fo:break-before="pag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4.0.oxt&#13;Update file created : emph.update.xml&#13;&#13;19.04.2021 15:30:2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4.0.oxt&#13;Update file created : emph-A.update.xml&#13;&#13;19.04.2021 15:30: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4.0.oxt&#13;Update file created : emph-L.update.xml&#13;&#13;19.04.2021 15:30:3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845923912239871223"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61366242423251518" text:style-name="L2">
        <text:list-item>
          <text:p text:style-name="P44">Version 2.1.2 :</text:p>
        </text:list-item>
      </text:list>
      <text:list xml:id="list2669144688132690509" text:style-name="L3">
        <text:list-item>
          <text:list>
            <text:list-item>
              <text:p text:style-name="P45">Localized help : resolved non-functional hyperlink due to API incompatibility introduced by Apache OpenOffice 4.1 (and LibreOffice 4.0).</text:p>
            </text:list-item>
          </text:list>
        </text:list-item>
      </text:list>
      <text:list xml:id="list35519074" text:continue-list="list461366242423251518" text:style-name="L2">
        <text:list-item>
          <text:p text:style-name="P44">Version 2.1.1 :</text:p>
        </text:list-item>
      </text:list>
      <text:list xml:id="list1018152359015245201"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5520647" text:continue-list="list35519074" text:style-name="L2">
        <text:list-item>
          <text:p text:style-name="P44">Version 2.1.0 :</text:p>
        </text:list-item>
      </text:list>
      <text:list xml:id="list7905161911021475511"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5518097" text:continue-list="list35520647" text:style-name="L2">
        <text:list-item>
          <text:p text:style-name="P44">Version 2.0.0 :</text:p>
        </text:list-item>
      </text:list>
      <text:list xml:id="list1451251134549747452"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5528445" text:continue-list="list35518097" text:style-name="L2">
        <text:list-item>
          <text:p text:style-name="P44">Version 1.5.3 :</text:p>
        </text:list-item>
      </text:list>
      <text:list xml:id="list8843535371506786762"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46299235514101136"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347683543034231422"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062686337227004726"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734450957891415212"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32653312724137730"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381330832939682449"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6311145509907136596"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43286970766652926"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094837442424850909"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285367832965989140" text:style-name="L17">
        <text:list-item>
          <text:p text:style-name="P59">Arg1 : <text:span text:style-name="InstructionMacro">String</text:span> : mandatory, type of control used for the button</text:p>
        </text:list-item>
      </text:list>
      <text:list xml:id="list4420146867033603986"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649330955254671194"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56828031654144974"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656503309558860786"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517434545204088354"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08734031648281158"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92987897622559381"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61051592141488652"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678628103734896531"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925952494972870196"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12359683146790953"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59022423569490597"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133933664189391765"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57240067808025186"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22442898284857851"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68497832068365048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18635181087229306"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21198857549390671"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04064203086027871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3798622454472050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70101109031210062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54371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32979684411515633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15192275781490571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9086748754805277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2</dc:date>
     <text:p>internal</text:p>
     <text:p>Page2</text:p>
     <text:p/>
    </office:annotation>Paragraph styles</text:p>
      <text:p text:style-name="P28"><office:annotation>
     <dc:creator>BM</dc:creator>
     <dc:date>2008-03-13T00:00:00.62</dc:date>
     <text:p>internal</text:p>
     <text:p>Page7</text:p>
     <text:p/>
    </office:annotation>Hyperlinks</text:p>
      <text:p text:style-name="hlp_5f_paragraph"><text:span text:style-name="T14"><office:annotation>
      <dc:creator>BM</dc:creator>
      <dc:date>2008-03-13T00:00:00.62</dc:date>
      <text:p>internal</text:p>
      <text:p>Page3</text:p>
      <text:p/>
     </office:annotation></text:span><text:span text:style-name="T14">Text formatting</text:span></text:p>
      <text:p text:style-name="P28"><office:annotation>
     <dc:creator>BM</dc:creator>
     <dc:date>2008-03-26T00:00:00.6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3</dc:date>
     <text:p>external</text:p>
     <text:p>text/swriter/main0210.xhp</text:p>
     <text:p/>
    </office:annotation><text:span text:style-name="T14">Preview topic</text:span> </text:p>
      <text:p text:style-name="hlp_5f_paragraph">This hyperlink displays <text:s/><office:annotation>
     <dc:creator>BM</dc:creator>
     <dc:date>2008-03-15T00:00:00.6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540547" text:continue-list="list504064203086027871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518545" text:continue-list="list3554371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4</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4</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4</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5539640" text:continue-list="list3554054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4.0")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